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Arial, Helvetica, sans-serif"/>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justify" style:justify-single-word="false"/>
      <style:text-properties fo:font-size="12pt" officeooo:rsid="001fd0da" officeooo:paragraph-rsid="001fd0da" style:font-size-asian="12pt" style:font-size-complex="12pt"/>
    </style:style>
    <style:style style:name="P3" style:family="paragraph" style:parent-style-name="Text_20_body">
      <style:paragraph-properties fo:text-align="center" style:justify-single-word="false"/>
    </style:style>
    <style:style style:name="P4" style:family="paragraph" style:parent-style-name="Text_20_body">
      <style:text-properties officeooo:paragraph-rsid="001fd0da"/>
    </style:styl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2">
      <style:paragraph-properties fo:text-align="justify" style:justify-single-word="false"/>
    </style:style>
    <style:style style:name="P8" style:family="paragraph" style:parent-style-name="Text_20_body" style:list-style-name="L3">
      <style:paragraph-properties fo:text-align="justify" style:justify-single-word="false"/>
    </style:style>
    <style:style style:name="T1" style:family="text">
      <style:text-properties fo:color="#000000" loext:opacity="100%" style:font-name="Verdana" fo:font-size="12pt" style:font-size-asian="12pt" style:font-size-complex="12pt"/>
    </style:style>
    <style:style style:name="T2" style:family="text">
      <style:text-properties fo:color="#000000" loext:opacity="100%" style:font-name="Verdana" fo:font-size="12pt" officeooo:rsid="001fd0da" style:font-size-asian="12pt" style:font-size-complex="12pt"/>
    </style:style>
    <style:style style:name="T3" style:family="text">
      <style:text-properties fo:color="#000000" loext:opacity="100%" fo:font-size="12pt" style:font-size-asian="12pt" style:font-size-complex="12pt"/>
    </style:style>
    <style:style style:name="T4" style:family="text">
      <style:text-properties fo:color="#000000" loext:opacity="100%" fo:font-size="12pt" officeooo:rsid="001fd0da" style:font-size-asian="12pt" style:font-size-complex="12pt"/>
    </style:style>
    <style:style style:name="T5" style:family="text">
      <style:text-properties style:font-name="Verdana"/>
    </style:style>
    <style:style style:name="T6" style:family="text">
      <style:text-properties style:font-name="Verdana" officeooo:rsid="001fd0da"/>
    </style:style>
    <style:style style:name="T7" style:family="text">
      <style:text-properties officeooo:rsid="001fd0da"/>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3"/></text:span></text:h>
      <text:p text:style-name="P3"><text:span text:style-name="Strong_20_Emphasis"><text:span text:style-name="T1">İHTARNAME</text:span></text:span></text:p>
      <text:p text:style-name="P4"><text:span text:style-name="Strong_20_Emphasis"><text:span text:style-name="T1">İHTAR EDEN <text:tab/>: </text:span></text:span><text:span text:style-name="Strong_20_Emphasis"><text:span text:style-name="T2">Ali Umut BALCI – 363 1660 3468</text:span></text:span></text:p>
      <text:p text:style-name="P4"><text:span text:style-name="Strong_20_Emphasis"><text:span text:style-name="T2"><text:tab/><text:tab/><text:tab/> <text:s/>İsmail Altıngövde Cad. N0:21-H TOKAT</text:span></text:span></text:p>
      <text:p text:style-name="Text_20_body"><text:span text:style-name="Strong_20_Emphasis"><text:span text:style-name="T1">MUHATAP <text:tab/><text:tab/>: </text:span></text:span><text:span text:style-name="Strong_20_Emphasis"><text:span text:style-name="T2">Merdal KİPEL – 246 3555 1720</text:span></text:span></text:p>
      <text:p text:style-name="Text_20_body"><text:span text:style-name="Strong_20_Emphasis"><text:span text:style-name="T2"><text:tab/><text:tab/><text:tab/> <text:s/>İsmail Altıngövde Cad. No:21-F TOKAT</text:span></text:span></text:p>
      <text:p text:style-name="P5"><text:span text:style-name="Strong_20_Emphasis"><text:span text:style-name="T1">KONU<text:tab/><text:tab/>: </text:span></text:span><text:span text:style-name="T1">Kira sözleşmesinin feshi ile kiralanan taşınmazın TAHLİYE <text:tab/><text:tab/><text:tab/><text:tab/> <text:s/>istemi</text:span><text:span text:style-name="T2">nin ihtaren bildirilmesi</text:span><text:span text:style-name="T1">dir.</text:span></text:p>
      <text:p text:style-name="P5"><text:span text:style-name="T1"/></text:p>
      <text:p text:style-name="P5"><text:span text:style-name="Strong_20_Emphasis"><text:span text:style-name="T1">AÇIKLAMALAR :</text:span></text:span></text:p>
      <text:list xml:id="list2562973313" text:style-name="L1">
        <text:list-item>
          <text:p text:style-name="P6"><text:span text:style-name="T4">30 Mart 2022</text:span><text:span text:style-name="T1"> tarihinde, </text:span><text:span text:style-name="T2">İsmail Altıngövde Cad. No:21-F TOKAT adresin </text:span><text:span text:style-name="T1">’d</text:span><text:span text:style-name="T2">e</text:span><text:span text:style-name="T1"> bulunan taşınmazımız için kira sözleşmesi yapmış bulunmaktayız. Kira sözleşmesi 1 yıllık olup, bu durum sözleşmede tarafınızca da kabul edilmiştir.</text:span></text:p>
        </text:list-item>
      </text:list>
      <text:list xml:id="list2312433190" text:style-name="L2">
        <text:list-item>
          <text:p text:style-name="P7"><text:span text:style-name="T1">1 yıllık olan bu kira sözleşmesi </text:span><text:span text:style-name="T2">30 Mart 2023</text:span><text:span text:style-name="T1"> tarihinde dolmaktadır. </text:span><text:span text:style-name="T2">30 Mart 2023 </text:span><text:span text:style-name="T1">tarihinde süresi dolan kira sözleşmesi tarafımızca yenilenmeyecek olup, en geç bu süre sonunda tahliye edilmesi </text:span><text:span text:style-name="T2">gerekmektedir.</text:span></text:p>
        </text:list-item>
      </text:list>
      <text:list xml:id="list2416699098" text:style-name="L3">
        <text:list-item>
          <text:p text:style-name="P8"><text:span text:style-name="Strong_20_Emphasis"><text:span text:style-name="T1">Bu nedenle anılan sözleşme, bir daha yenilenmeyecek olup, Türk Borçlar Kanununun 347. ve 350. Maddeleri gereğince işbu ihtarla birlikte mevcut sözleşme tarihinin sonunda feshedilecektir. Anılan süre sonunda kiralananı tahliye etmeniz gerekeceğinden şimdiden gerekli hazırlıkları yapmanız ve en geç </text:span></text:span><text:span text:style-name="Strong_20_Emphasis"><text:span text:style-name="T2">30 Mart 2023</text:span></text:span><text:span text:style-name="Strong_20_Emphasis"><text:span text:style-name="T1"> </text:span></text:span><text:span text:style-name="Strong_20_Emphasis"><text:span text:style-name="T2">t</text:span></text:span><text:span text:style-name="Strong_20_Emphasis"><text:span text:style-name="T1">arih</text:span></text:span><text:span text:style-name="Strong_20_Emphasis"><text:span text:style-name="T2">inde</text:span></text:span><text:span text:style-name="Strong_20_Emphasis"><text:span text:style-name="T1"> taşınmazı tahliye etmeniz, aksi takdirde aleyhinize tahliye davası açılacak olup, dava dolayısıyla ortaya çıkacak yargılama giderleri ve vekalet ücretinin de tarafınıza yükletileceğini ihtaren bildiririz.</text:span></text:span></text:p>
        </text:list-item>
      </text:list>
      <text:p text:style-name="P5"><text:span text:style-name="Strong_20_Emphasis"><text:span text:style-name="T3"/></text:span></text:p>
      <text:p text:style-name="P5"><text:span text:style-name="Strong_20_Emphasis"><text:span text:style-name="T1">İHTAR EDEN</text:span></text:span></text:p>
      <text:p text:style-name="P2">Ali Umut BALC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8T15:24:59.456041188</meta:creation-date>
    <dc:date>2023-03-08T16:36:21.985482948</dc:date>
    <meta:editing-duration>PT1H1M12S</meta:editing-duration>
    <meta:editing-cycles>1</meta:editing-cycles>
    <meta:document-statistic meta:table-count="0" meta:image-count="0" meta:object-count="0" meta:page-count="1" meta:paragraph-count="12" meta:word-count="175" meta:character-count="1274" meta:non-whitespace-character-count="1092"/>
    <meta:generator>LibreOffice/7.3.7.2$Linux_X86_64 LibreOffice_project/30$Build-2</meta:generator>
  </office:meta>
</office:document-meta>
</file>